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officeooo:rsid="00094421" officeooo:paragraph-rsid="00094421"/>
    </style:style>
    <style:style style:name="P2" style:family="paragraph" style:parent-style-name="Standard" style:master-page-name="Standard">
      <style:paragraph-properties fo:margin-top="0in" fo:margin-bottom="0in" loext:contextual-spacing="false" fo:text-align="justify" style:justify-single-word="false" style:page-number="auto"/>
      <style:text-properties style:font-name="Georgia" officeooo:rsid="00094421" officeooo:paragraph-rsid="00094421"/>
    </style:style>
    <style:style style:name="T1" style:family="text">
      <style:text-properties officeooo:rsid="00098088"/>
    </style:style>
    <style:style style:name="T2" style:family="text">
      <style:text-properties officeooo:rsid="000b64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pter One</text:p>
      <text:p text:style-name="P1"/>
      <text:p text:style-name="P1"><text:s text:c="5"/>George had a life, just not the type of life he had dreamed of. The kids in school would always tell him to grow up, that whatever imagination he was going after wouldn’t work out. Sure he couldn’t be a space man or an airplane pilot, but he wanted some kind of adventure in his life. Whatever this was, wasn’t cutting it.</text:p>
      <text:p text:style-name="P1"><text:s text:c="5"/><text:span text:style-name="T1">Work at the coffee shop was going slow. Two customers the entire night. It wasn’t a surprise considering the pandemic going around the world. Covid-19 had made a mess of everything. On a typical night, George could expect to see at least twenty to thirty customer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date>2020-04-18T09:07:16.830321064</dc:date>
    <meta:editing-cycles>8</meta:editing-cycles>
    <meta:editing-duration>PT48M37S</meta:editing-duration>
    <meta:generator>LibreOffice/6.0.7.3$Linux_X86_64 LibreOffice_project/00m0$Build-3</meta:generator>
    <meta:document-statistic meta:table-count="0" meta:image-count="0" meta:object-count="0" meta:page-count="1" meta:paragraph-count="3" meta:word-count="110" meta:character-count="608" meta:non-whitespace-character-count="491"/>
    <meta:template xlink:type="simple" xlink:actuate="onRequest" xlink:title="Normal.dotm" xlink:href=""/>
  </office:meta>
</office:document-meta>
</file>